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800000118281146429CC6C9F5.png" manifest:media-type="image/png"/>
  <manifest:file-entry manifest:full-path="Pictures/100000000000021C0000022B477EE075ADFBCD15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4" svg:font-family="Arial"/>
    <style:font-face style:name="Arial2" svg:font-family="Arial" style:font-adornments="Regular"/>
    <style:font-face style:name="ＭＳ Ｐゴシック1" svg:font-family="'ＭＳ Ｐゴシック'"/>
    <style:font-face style:name="Arial3" svg:font-family="Arial" style:font-family-generic="swiss"/>
    <style:font-face style:name="Calibri" svg:font-family="Calibri" style:font-family-generic="swiss"/>
    <style:font-face style:name="Arial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5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text-indent="0cm"/>
      <style:text-properties fo:hyphenate="false" loext:hyphenation-no-caps="false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P12" style:family="paragraph">
      <loext:graphic-properties draw:fill="none"/>
      <style:paragraph-properties fo:text-align="center" style:writing-mode="lr-tb" style:font-independent-line-spacing="true"/>
      <style:text-properties fo:font-size="36pt" fo:font-weight="bold" style:font-weight-asian="bold" style:font-weight-complex="bold"/>
    </style:style>
    <style:style style:name="P13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4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bold" style:font-name-asian="ＭＳ Ｐゴシック1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3pt" fo:letter-spacing="normal" fo:language="en" fo:country="US" fo:font-style="normal" style:text-underline-style="none" fo:font-weight="normal" style:font-name-asian="ＭＳ Ｐゴシック1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5.3999996185303pt" fo:letter-spacing="normal" fo:language="en" fo:country="US" fo:font-style="normal" style:text-underline-style="none" fo:font-weight="normal" style:font-name-asian="ＭＳ Ｐゴシック1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bold" style:letter-kerning="true" fo:background-color="transparent" style:font-name-asian="ＭＳ Ｐゴシック1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1" style:font-size-asian="25pt" style:font-style-asian="normal" style:font-weight-asian="normal" style:font-size-complex="2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5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item>
                <text:p text:style-name="P4"><text:span text:style-name="T2">Status</text:span></text:p>
              </text:list-item>
              <text:list-item>
                <text:p text:style-name="P4"><text:span text:style-name="T2">Plan for the next meeting</text:span></text:p>
              </text:list-item>
            </text:list>
          </draw:text-box>
        </draw:frame>
        <draw:custom-shape draw:name="TextBox 10" draw:style-name="gr1" draw:text-style-name="P7" draw:layer="layout" svg:width="22.2cm" svg:height="2.088cm" svg:x="1.5cm" svg:y="7.714cm">
          <text:p text:style-name="P6"><text:span text:style-name="T3">Status update and planning for next meeting</text:span></text:p>
          <text:p text:style-name="P6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3" presentation:style-name="pr4" draw:text-style-name="P2" draw:layer="layout" svg:width="21.589cm" svg:height="1.723cm" svg:x="1.906cm" svg:y="0.001cm" presentation:class="title" presentation:user-transformed="true">
          <draw:text-box>
            <text:list text:style-name="L4">
              <text:list-header>
                <text:p text:style-name="P9"><text:span text:style-name="T5">Status</text:span></text:p>
              </text:list-header>
            </text:list>
          </draw:text-box>
        </draw:frame>
        <draw:frame draw:name="Content Placeholder 2_4" presentation:style-name="pr5" draw:text-style-name="P11" draw:layer="layout" svg:width="22.986cm" svg:height="16.51cm" svg:x="1.906cm" svg:y="1.524cm" presentation:class="outline" presentation:user-transformed="true">
          <draw:text-box>
            <text:list text:style-name="L4">
              <text:list-header>
                <text:p text:style-name="P9"><text:span text:style-name="T6"/></text:p>
              </text:list-header>
              <text:list-item>
                <text:p text:style-name="P10"><text:span text:style-name="T6">Technical report</text:span></text:p>
                <text:list>
                  <text:list-item>
                    <text:p text:style-name="P10"><text:span text:style-name="T6">Fixed comments from Toke and Anna.</text:span></text:p>
                    <text:p text:style-name="P10"><text:span text:style-name="T6"/></text:p>
                  </text:list-item>
                </text:list>
                <text:p text:style-name="P10"><text:span text:style-name="T6"/></text:p>
              </text:list-item>
              <text:list-item>
                <text:p text:style-name="P10"><text:span text:style-name="T6">Got an Espressobin board from Jesper while I was in Copenhagen</text:span></text:p>
                <text:list>
                  <text:list-item>
                    <text:p text:style-name="P10"><text:span text:style-name="T6">Started setting it up – I will probably be in contact about it this week, if I have issues</text:span></text:p>
                  </text:list-item>
                </text:list>
                <text:p text:style-name="P10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Title 1_0" presentation:style-name="pr4" draw:text-style-name="P12" draw:layer="layout" svg:width="21.589cm" svg:height="1.723cm" svg:x="1.906cm" svg:y="0.001cm" presentation:class="title" presentation:user-transformed="true">
          <draw:text-box>
            <text:p><text:span text:style-name="T7">Plan for next meeting</text:span></text:p>
          </draw:text-box>
        </draw:frame>
        <draw:frame draw:name="Content Placeholder 2_0" presentation:style-name="pr5" draw:text-style-name="P11" draw:layer="layout" svg:width="23.24cm" svg:height="16.764cm" svg:x="1.906cm" svg:y="1.27cm" presentation:class="outline" presentation:user-transformed="true">
          <draw:text-box>
            <text:list text:style-name="L4">
              <text:list-header>
                <text:p text:style-name="P9"><text:span text:style-name="T8"/></text:p>
              </text:list-header>
              <text:list-item>
                <text:p text:style-name="P9"><text:span text:style-name="T8">Technical Report</text:span></text:p>
                <text:list>
                  <text:list-item>
                    <text:p text:style-name="P10"><text:span text:style-name="T8">Further work on sections that need more text</text:span></text:p>
                    <text:p text:style-name="P13"><text:span text:style-name="T6"/></text:p>
                  </text:list-item>
                </text:list>
              </text:list-item>
              <text:list-item>
                <text:p xml:id="id1" text:id="id1" text:style-name="P10"><text:span text:style-name="T6">Further development on the </text:span><text:span text:style-name="T8">queue-exp</text:span></text:p>
                <text:p text:style-name="P10"><text:span text:style-name="T8"/></text:p>
              </text:list-item>
              <text:list-item>
                <text:p xml:id="id2" text:id="id2" text:style-name="P14"><text:span text:style-name="T6">Espressobin board</text:span></text:p>
                <text:list>
                  <text:list-item>
                    <text:p xml:id="id3" text:id="id3" text:style-name="P10"><text:span text:style-name="T6">Get Fedora 35 running on it</text:span></text:p>
                  </text:list-item>
                  <text:list-item>
                    <text:p xml:id="id4" text:id="id4" text:style-name="P10"><text:span text:style-name="T6">Setup testbed</text:span></text:p>
                  </text:list-item>
                  <text:list-item>
                    <text:p xml:id="id5" text:id="id5" text:style-name="P10"><text:span text:style-name="T6">Start looking into the network driv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4" svg:font-family="Arial"/>
    <style:font-face style:name="Arial2" svg:font-family="Arial" style:font-adornments="Regular"/>
    <style:font-face style:name="ＭＳ Ｐゴシック1" svg:font-family="'ＭＳ Ｐゴシック'"/>
    <style:font-face style:name="Arial3" svg:font-family="Arial" style:font-family-generic="swiss"/>
    <style:font-face style:name="Calibri" svg:font-family="Calibri" style:font-family-generic="swiss"/>
    <style:font-face style:name="Arial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5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3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1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0pt" fo:letter-spacing="normal" fo:language="en" fo:country="US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4pt" fo:letter-spacing="normal" fo:language="en" fo:country="US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1" fo:font-size="11pt" fo:letter-spacing="normal" fo:language="en" fo:country="US" fo:font-style="normal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2pt" fo:letter-spacing="normal" fo:language="en" fo:country="US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77EE075ADFBCD15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office:forms form:automatic-focus="false" form:apply-design-mode="false"/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920</meta:editing-cycles>
    <meta:print-date>2012-08-19T23:11:28</meta:print-date>
    <meta:creation-date>2010-09-02T14:05:49</meta:creation-date>
    <dc:date>2021-11-08T15:42:21.590263045</dc:date>
    <meta:editing-duration>P7DT3H17M38S</meta:editing-duration>
    <meta:generator>LibreOffice/7.0.6.2$Linux_X86_64 LibreOffice_project/00$Build-2</meta:generator>
    <meta:document-statistic meta:object-count="66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